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officeooo:rsid="000f3596" officeooo:paragraph-rsid="000f3596"/>
    </style:style>
    <style:style style:name="P2" style:family="paragraph" style:parent-style-name="Standard">
      <style:paragraph-properties fo:text-align="justify" style:justify-single-word="false"/>
      <style:text-properties style:font-name="Source Code Pro" fo:font-size="10pt" officeooo:rsid="00178529" officeooo:paragraph-rsid="004535bc" style:font-size-asian="8.75pt" style:font-size-complex="10pt"/>
    </style:style>
    <style:style style:name="P3" style:family="paragraph" style:parent-style-name="Standard">
      <style:text-properties style:font-name="Segoe UI" officeooo:rsid="0010d8f9" officeooo:paragraph-rsid="0010d8f9"/>
    </style:style>
    <style:style style:name="P4" style:family="paragraph" style:parent-style-name="Standard">
      <style:text-properties style:font-name="Source Code Pro" fo:font-size="10pt" officeooo:rsid="004535bc" officeooo:paragraph-rsid="004535bc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Segoe UI" officeooo:rsid="0012822f" officeooo:paragraph-rsid="0012822f"/>
    </style:style>
    <style:style style:name="P6" style:family="paragraph" style:parent-style-name="Standard">
      <style:paragraph-properties fo:text-align="justify" style:justify-single-word="false"/>
      <style:text-properties style:font-name="Source Code Pro" fo:font-size="10pt" officeooo:rsid="00178529" officeooo:paragraph-rsid="00178529" style:font-size-asian="8.75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Source Code Pro" fo:font-size="10pt" officeooo:rsid="0035729c" officeooo:paragraph-rsid="00178529" style:font-size-asian="8.75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Source Code Pro" fo:font-size="10pt" officeooo:rsid="00365358" officeooo:paragraph-rsid="004535bc" style:font-size-asian="8.75pt" style:font-size-complex="10pt"/>
    </style:style>
    <style:style style:name="P9" style:family="paragraph" style:parent-style-name="Standard">
      <style:paragraph-properties fo:text-align="justify" style:justify-single-word="false"/>
      <style:text-properties officeooo:paragraph-rsid="00178529"/>
    </style:style>
    <style:style style:name="P10" style:family="paragraph" style:parent-style-name="Standard">
      <style:paragraph-properties fo:text-align="justify" style:justify-single-word="false"/>
      <style:text-properties style:font-name="Segoe UI" officeooo:rsid="0012822f" officeooo:paragraph-rsid="0012822f"/>
    </style:style>
    <style:style style:name="P11" style:family="paragraph" style:parent-style-name="Standard">
      <style:text-properties style:font-name="Segoe UI" officeooo:rsid="000f3596" officeooo:paragraph-rsid="000f3596"/>
    </style:style>
    <style:style style:name="P12" style:family="paragraph" style:parent-style-name="Standard">
      <style:text-properties style:font-name="Segoe UI" fo:font-weight="bold" officeooo:rsid="000f3596" officeooo:paragraph-rsid="000f3596" style:font-weight-asian="bold" style:font-weight-complex="bold"/>
    </style:style>
    <style:style style:name="P13" style:family="paragraph" style:parent-style-name="Standard">
      <style:text-properties style:font-name="Segoe UI" fo:font-size="16pt" fo:font-weight="bold" officeooo:rsid="000f3596" officeooo:paragraph-rsid="000f3596" style:font-size-asian="16pt" style:font-weight-asian="bold" style:font-size-complex="16pt" style:font-weight-complex="bold"/>
    </style:style>
    <style:style style:name="P14" style:family="paragraph" style:parent-style-name="Standard">
      <style:text-properties style:font-name="Segoe UI" officeooo:rsid="0010d8f9" officeooo:paragraph-rsid="0010d8f9"/>
    </style:style>
    <style:style style:name="P15" style:family="paragraph" style:parent-style-name="Standard">
      <style:text-properties style:font-name="Segoe UI" officeooo:rsid="0010d8f9" officeooo:paragraph-rsid="0012822f"/>
    </style:style>
    <style:style style:name="P16" style:family="paragraph" style:parent-style-name="Standard">
      <style:paragraph-properties fo:text-align="justify" style:justify-single-word="false"/>
      <style:text-properties style:font-name="Segoe UI" officeooo:rsid="001fce05" officeooo:paragraph-rsid="001fce05"/>
    </style:style>
    <style:style style:name="P17" style:family="paragraph" style:parent-style-name="Standard">
      <style:paragraph-properties fo:text-align="justify" style:justify-single-word="false"/>
      <style:text-properties style:font-name="Segoe UI" officeooo:rsid="00292795" officeooo:paragraph-rsid="00292795"/>
    </style:style>
    <style:style style:name="P18" style:family="paragraph" style:parent-style-name="Standard">
      <style:paragraph-properties fo:text-align="justify" style:justify-single-word="false"/>
      <style:text-properties style:font-name="Segoe UI" officeooo:rsid="00322e73" officeooo:paragraph-rsid="00322e73"/>
    </style:style>
    <style:style style:name="P19" style:family="paragraph" style:parent-style-name="Standard">
      <style:paragraph-properties fo:text-align="justify" style:justify-single-word="false"/>
      <style:text-properties style:font-name="Segoe UI" officeooo:rsid="00404b6a" officeooo:paragraph-rsid="00404b6a"/>
    </style:style>
    <style:style style:name="P20" style:family="paragraph" style:parent-style-name="Standard">
      <style:text-properties style:font-name="Source Code Pro" fo:font-size="10pt" officeooo:rsid="000f3596" officeooo:paragraph-rsid="000f3596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Source Code Pro" fo:font-size="10pt" officeooo:rsid="001bbf4f" officeooo:paragraph-rsid="001bbf4f" style:font-size-asian="8.75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Source Code Pro" fo:font-size="10pt" officeooo:rsid="001fce05" officeooo:paragraph-rsid="001fce05" style:font-size-asian="8.75pt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Source Code Pro" fo:font-size="10pt" officeooo:rsid="001ff68d" officeooo:paragraph-rsid="001ff68d" style:font-size-asian="8.75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Source Code Pro" fo:font-size="10pt" officeooo:rsid="002994f0" officeooo:paragraph-rsid="002994f0" style:font-size-asian="8.75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Source Code Pro" fo:font-size="10pt" officeooo:rsid="002b17cf" officeooo:paragraph-rsid="002b17cf" style:font-size-asian="8.75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Source Code Pro" fo:font-size="10pt" officeooo:rsid="002df407" officeooo:paragraph-rsid="002df407" style:font-size-asian="8.75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Source Code Pro" fo:font-size="10pt" officeooo:rsid="0035729c" officeooo:paragraph-rsid="0035729c" style:font-size-asian="8.75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Source Code Pro" fo:font-size="10pt" officeooo:rsid="00365358" officeooo:paragraph-rsid="00365358" style:font-size-asian="8.75pt" style:font-size-complex="10pt"/>
    </style:style>
    <style:style style:name="P29" style:family="paragraph" style:parent-style-name="Standard">
      <style:paragraph-properties fo:text-align="start" style:justify-single-word="false"/>
      <style:text-properties style:font-name="Source Code Pro" fo:font-size="10pt" officeooo:rsid="0038cee0" officeooo:paragraph-rsid="0038cee0" style:font-size-asian="8.75pt" style:font-size-complex="10pt"/>
    </style:style>
    <style:style style:name="P30" style:family="paragraph" style:parent-style-name="Standard">
      <style:paragraph-properties fo:text-align="start" style:justify-single-word="false"/>
      <style:text-properties style:font-name="Source Code Pro" fo:font-size="10pt" officeooo:rsid="003a7df3" officeooo:paragraph-rsid="003a7df3" style:font-size-asian="8.75pt" style:font-size-complex="10pt"/>
    </style:style>
    <style:style style:name="P31" style:family="paragraph" style:parent-style-name="Standard">
      <style:paragraph-properties fo:text-align="start" style:justify-single-word="false"/>
      <style:text-properties style:font-name="Source Code Pro" fo:font-size="10pt" officeooo:rsid="003ed262" officeooo:paragraph-rsid="003ed262" style:font-size-asian="8.75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Source Code Pro" fo:font-size="10pt" officeooo:rsid="00419eec" officeooo:paragraph-rsid="00419eec" style:font-size-asian="8.75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Source Code Pro" fo:font-size="10pt" style:text-underline-style="none" officeooo:rsid="001a0c09" officeooo:paragraph-rsid="00179789" style:font-size-asian="8.69999980926514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Source Code Pro" fo:font-size="10pt" style:text-underline-style="none" officeooo:rsid="001bbf4f" officeooo:paragraph-rsid="001bbf4f" style:font-size-asian="8.69999980926514pt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Source Code Pro" fo:font-size="10pt" style:text-underline-style="none" officeooo:rsid="001e8f89" officeooo:paragraph-rsid="001bbf4f" style:font-size-asian="8.69999980926514pt" style:font-size-complex="10pt"/>
    </style:style>
    <style:style style:name="P36" style:family="paragraph" style:parent-style-name="Standard">
      <style:paragraph-properties fo:text-align="justify" style:justify-single-word="false"/>
      <style:text-properties style:font-name="Source Code Pro" fo:font-size="10pt" officeooo:rsid="002df407" officeooo:paragraph-rsid="00480d2b" style:font-size-asian="8.75pt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Source Code Pro" fo:font-size="10pt" officeooo:rsid="00178529" officeooo:paragraph-rsid="00178529" style:font-size-asian="8.75pt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Source Code Pro" fo:font-size="10pt" officeooo:rsid="00178529" officeooo:paragraph-rsid="004535bc" style:font-size-asian="8.75pt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Source Code Pro" fo:font-size="10pt" officeooo:rsid="004535bc" officeooo:paragraph-rsid="004535bc" style:font-size-asian="8.75pt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Source Code Pro" fo:font-size="10pt" officeooo:rsid="00365358" officeooo:paragraph-rsid="004535bc" style:font-size-asian="8.75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Source Code Pro" fo:font-size="10pt" officeooo:rsid="0035729c" officeooo:paragraph-rsid="00178529" style:font-size-asian="8.75pt" style:font-size-complex="10pt"/>
    </style:style>
    <style:style style:name="P42" style:family="paragraph" style:parent-style-name="Standard">
      <style:text-properties style:font-name="Source Code Pro" fo:font-size="10pt" officeooo:rsid="004535bc" officeooo:paragraph-rsid="004535bc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Segoe UI" officeooo:rsid="0012822f" officeooo:paragraph-rsid="0012822f"/>
    </style:style>
    <style:style style:name="P44" style:family="paragraph" style:parent-style-name="Standard">
      <style:text-properties style:font-name="Segoe UI" officeooo:rsid="000f3596" officeooo:paragraph-rsid="000f3596"/>
    </style:style>
    <style:style style:name="P45" style:family="paragraph" style:parent-style-name="Standard">
      <style:text-properties style:font-name="Segoe UI" officeooo:rsid="0010d8f9" officeooo:paragraph-rsid="0010d8f9"/>
    </style:style>
    <style:style style:name="P46" style:family="paragraph" style:parent-style-name="Standard">
      <style:paragraph-properties fo:text-align="justify" style:justify-single-word="false"/>
      <style:text-properties officeooo:paragraph-rsid="00178529"/>
    </style:style>
    <style:style style:name="T1" style:family="text">
      <style:text-properties officeooo:rsid="0010d8f9"/>
    </style:style>
    <style:style style:name="T2" style:family="text">
      <style:text-properties officeooo:rsid="0010d8f9" style:font-size-asian="10pt"/>
    </style:style>
    <style:style style:name="T3" style:family="text">
      <style:text-properties officeooo:rsid="001595e3" style:font-size-asian="10pt"/>
    </style:style>
    <style:style style:name="T4" style:family="text">
      <style:text-properties officeooo:rsid="0013fbc6"/>
    </style:style>
    <style:style style:name="T5" style:family="text">
      <style:text-properties officeooo:rsid="001595e3"/>
    </style:style>
    <style:style style:name="T6" style:family="text">
      <style:text-properties officeooo:rsid="0015e74d"/>
    </style:style>
    <style:style style:name="T7" style:family="text">
      <style:text-properties officeooo:rsid="00179789"/>
    </style:style>
    <style:style style:name="T8" style:family="text">
      <style:text-properties style:font-name="Segoe UI" officeooo:rsid="00178529"/>
    </style:style>
    <style:style style:name="T9" style:family="text">
      <style:text-properties officeooo:rsid="0010d8f9"/>
    </style:style>
    <style:style style:name="T10" style:family="text">
      <style:text-properties officeooo:rsid="0013fbc6"/>
    </style:style>
    <style:style style:name="T11" style:family="text">
      <style:text-properties officeooo:rsid="001595e3"/>
    </style:style>
    <style:style style:name="T12" style:family="text">
      <style:text-properties officeooo:rsid="0015e74d"/>
    </style:style>
    <style:style style:name="T13" style:family="text">
      <style:text-properties style:text-underline-style="none" style:font-size-asian="8.69999980926514pt"/>
    </style:style>
    <style:style style:name="T14" style:family="text">
      <style:text-properties style:text-underline-style="none" officeooo:rsid="00189779" style:font-size-asian="8.69999980926514pt"/>
    </style:style>
    <style:style style:name="T15" style:family="text">
      <style:text-properties style:text-underline-style="none" officeooo:rsid="001a0c09" style:font-size-asian="8.69999980926514pt"/>
    </style:style>
    <style:style style:name="T16" style:family="text">
      <style:text-properties style:text-underline-style="none" officeooo:rsid="001e8f89" style:font-size-asian="8.69999980926514pt"/>
    </style:style>
    <style:style style:name="T17" style:family="text">
      <style:text-properties style:text-underline-style="none" officeooo:rsid="001f4902" style:font-size-asian="8.69999980926514pt"/>
    </style:style>
    <style:style style:name="T18" style:family="text">
      <style:text-properties style:text-underline-style="none" officeooo:rsid="001bbf4f" style:font-size-asian="8.69999980926514pt"/>
    </style:style>
    <style:style style:name="T19" style:family="text">
      <style:text-properties officeooo:rsid="001fce05"/>
    </style:style>
    <style:style style:name="T20" style:family="text">
      <style:text-properties officeooo:rsid="002152d1"/>
    </style:style>
    <style:style style:name="T21" style:family="text">
      <style:text-properties officeooo:rsid="002499a6"/>
    </style:style>
    <style:style style:name="T22" style:family="text">
      <style:text-properties officeooo:rsid="0026466f"/>
    </style:style>
    <style:style style:name="T23" style:family="text">
      <style:text-properties officeooo:rsid="0026481f"/>
    </style:style>
    <style:style style:name="T24" style:family="text">
      <style:text-properties officeooo:rsid="0027d667"/>
    </style:style>
    <style:style style:name="T25" style:family="text">
      <style:text-properties officeooo:rsid="002b17cf"/>
    </style:style>
    <style:style style:name="T26" style:family="text">
      <style:text-properties officeooo:rsid="002cecdd"/>
    </style:style>
    <style:style style:name="T27" style:family="text">
      <style:text-properties officeooo:rsid="00322e73"/>
    </style:style>
    <style:style style:name="T28" style:family="text">
      <style:text-properties officeooo:rsid="0038cee0"/>
    </style:style>
    <style:style style:name="T29" style:family="text">
      <style:text-properties officeooo:rsid="003c8079"/>
    </style:style>
    <style:style style:name="T30" style:family="text">
      <style:text-properties officeooo:rsid="003d0924"/>
    </style:style>
    <style:style style:name="T31" style:family="text">
      <style:text-properties officeooo:rsid="003d854e"/>
    </style:style>
    <style:style style:name="T32" style:family="text">
      <style:text-properties officeooo:rsid="00403771"/>
    </style:style>
    <style:style style:name="T33" style:family="text">
      <style:text-properties style:font-name="Source Code Pro" fo:font-size="10pt" officeooo:rsid="00424c3d" style:font-size-asian="8.75pt" style:font-size-complex="10pt"/>
    </style:style>
    <style:style style:name="T34" style:family="text">
      <style:text-properties style:font-name="Source Code Pro" fo:font-size="10pt" officeooo:rsid="001fce05" style:font-size-asian="8.75pt" style:font-size-complex="10pt"/>
    </style:style>
    <style:style style:name="T35" style:family="text">
      <style:text-properties style:font-name="Source Code Pro" fo:font-size="10pt" officeooo:rsid="002152d1" style:font-size-asian="8.75pt" style:font-size-complex="10pt"/>
    </style:style>
    <style:style style:name="T36" style:family="text">
      <style:text-properties style:font-name="Source Code Pro" fo:font-size="10pt" officeooo:rsid="002499a6" style:font-size-asian="8.75pt" style:font-size-complex="10pt"/>
    </style:style>
    <style:style style:name="T37" style:family="text">
      <style:text-properties style:font-name="Source Code Pro" fo:font-size="10pt" officeooo:rsid="0026481f" style:font-size-asian="8.75pt" style:font-size-complex="10pt"/>
    </style:style>
    <style:style style:name="T38" style:family="text">
      <style:text-properties officeooo:rsid="004514c2"/>
    </style:style>
    <style:style style:name="T39" style:family="text">
      <style:text-properties style:font-name="Segoe UI" officeooo:rsid="00178529"/>
    </style:style>
    <style:style style:name="T40" style:family="text">
      <style:text-properties officeooo:rsid="0010d8f9" style:font-size-asian="10pt"/>
    </style:style>
    <style:style style:name="T41" style:family="text">
      <style:text-properties officeooo:rsid="001595e3" style:font-size-asian="10pt"/>
    </style:style>
    <style:style style:name="T42" style:family="text">
      <style:text-properties officeooo:rsid="00179789"/>
    </style:style>
    <style:style style:name="T43" style:family="text">
      <style:text-properties officeooo:rsid="0046d598"/>
    </style:style>
    <style:style style:name="T44" style:family="text">
      <style:text-properties officeooo:rsid="00424c3d"/>
    </style:style>
    <style:style style:name="T45" style:family="text">
      <style:text-properties officeooo:rsid="00480d2b"/>
    </style:style>
  </office:automatic-styles>
  <office:body>
    <office:text>
      <office:forms form:automatic-focus="false" form:apply-design-mode="false"/>
      <text:tracked-changes>
        <text:changed-region xml:id="ct533575408" text:id="ct533575408">
          <text:insertion>
            <office:change-info>
              <dc:creator>Autor desconhecido</dc:creator>
              <dc:date>2017-11-29T11:50:57</dc:date>
            </office:change-info>
          </text:insertion>
        </text:changed-region>
        <text:changed-region xml:id="ct448792064" text:id="ct448792064">
          <text:deletion>
            <office:change-info>
              <dc:creator>Autor desconhecido</dc:creator>
              <dc:date>2017-11-29T11:51:12</dc:date>
            </office:change-info>
            <text:p text:style-name="P1">Crie <text:span text:style-name="T1">uma lista de inteiros:</text:span></text:p>
          </text:deletion>
        </text:changed-region>
        <text:changed-region xml:id="ct448792664" text:id="ct448792664">
          <text:insertion>
            <office:change-info>
              <dc:creator>Autor desconhecido</dc:creator>
              <dc:date>2017-11-29T11:51:18</dc:date>
            </office:change-info>
          </text:insertion>
        </text:changed-region>
        <text:changed-region xml:id="ct528645008" text:id="ct528645008">
          <text:deletion>
            <office:change-info>
              <dc:creator>Autor desconhecido</dc:creator>
              <dc:date>2017-11-29T11:51:38</dc:date>
            </office:change-info>
            <text:p text:style-name="P2"><text:span text:style-name="T2">List&lt;</text:span><text:span text:style-name="T3">byte</text:span><text:span text:style-name="T2">&gt; lsCaracteres = new List&lt;</text:span><text:span text:style-name="T3">byte</text:span><text:span text:style-name="T2">&gt;();</text:span></text:p>
          </text:deletion>
        </text:changed-region>
        <text:changed-region xml:id="ct528645728" text:id="ct528645728">
          <text:insertion>
            <office:change-info>
              <dc:creator>Autor desconhecido</dc:creator>
              <dc:date>2017-11-29T11:51:38</dc:date>
            </office:change-info>
          </text:insertion>
        </text:changed-region>
        <text:changed-region xml:id="ct534624752" text:id="ct534624752">
          <text:insertion>
            <office:change-info>
              <dc:creator>Autor desconhecido</dc:creator>
              <dc:date>2017-11-29T11:52:00</dc:date>
            </office:change-info>
          </text:insertion>
        </text:changed-region>
        <text:changed-region xml:id="ct448791704" text:id="ct448791704">
          <text:deletion>
            <office:change-info>
              <dc:creator>Autor desconhecido</dc:creator>
              <dc:date>2017-11-29T11:52:15</dc:date>
            </office:change-info>
            <text:p text:style-name="P3"><text:span text:style-name="T4">Obtenha os códigos ASCII de cada caractere</text:span></text:p>
          </text:deletion>
        </text:changed-region>
        <text:changed-region xml:id="ct533576368" text:id="ct533576368">
          <text:insertion>
            <office:change-info>
              <dc:creator>Autor desconhecido</dc:creator>
              <dc:date>2017-11-29T11:52:15</dc:date>
            </office:change-info>
          </text:insertion>
        </text:changed-region>
        <text:changed-region xml:id="ct534626432" text:id="ct534626432">
          <text:deletion>
            <office:change-info>
              <dc:creator>Autor desconhecido</dc:creator>
              <dc:date>2017-11-29T11:52:28</dc:date>
            </office:change-info>
            <text:p text:style-name="P4"><text:span text:style-name="T5">lsCaracteres = Encoding.ASCII.GetBytes(strChave).ToList();</text:span></text:p>
          </text:deletion>
        </text:changed-region>
        <text:changed-region xml:id="ct533576608" text:id="ct533576608">
          <text:insertion>
            <office:change-info>
              <dc:creator>Autor desconhecido</dc:creator>
              <dc:date>2017-11-29T11:52:28</dc:date>
            </office:change-info>
          </text:insertion>
        </text:changed-region>
        <text:changed-region xml:id="ct533576848" text:id="ct533576848">
          <text:deletion>
            <office:change-info>
              <dc:creator>Autor desconhecido</dc:creator>
              <dc:date>2017-11-29T11:52:41</dc:date>
            </office:change-info>
            <text:p text:style-name="P5"><text:span text:style-name="T6">Depois de pegar os caracteres, pegue a data e hora atual, dividindo-as e some com os valores da lista feita anteriormente:</text:span></text:p>
          </text:deletion>
        </text:changed-region>
        <text:changed-region xml:id="ct448792424" text:id="ct448792424">
          <text:insertion>
            <office:change-info>
              <dc:creator>Autor desconhecido</dc:creator>
              <dc:date>2017-11-29T11:52:41</dc:date>
            </office:change-info>
          </text:insertion>
        </text:changed-region>
        <text:changed-region xml:id="ct567723704" text:id="ct567723704">
          <text:deletion>
            <office:change-info>
              <dc:creator>Autor desconhecido</dc:creator>
              <dc:date>2017-11-29T11:53:18</dc:date>
            </office:change-info>
            <text:p text:style-name="P6">string strData = DateTime.Now.ToString(“yyyyMMddHHmmss”);</text:p>
            <text:p text:style-name="P7"/>
          </text:deletion>
        </text:changed-region>
        <text:changed-region xml:id="ct567724664" text:id="ct567724664">
          <text:insertion>
            <office:change-info>
              <dc:creator>Autor desconhecido</dc:creator>
              <dc:date>2017-11-29T11:53:15</dc:date>
            </office:change-info>
          </text:insertion>
        </text:changed-region>
        <text:changed-region xml:id="ct567723104" text:id="ct567723104">
          <text:deletion>
            <office:change-info>
              <dc:creator>Autor desconhecido</dc:creator>
              <dc:date>2017-11-29T11:53:15</dc:date>
            </office:change-info>
            <text:p text:style-name="P8"><text:span text:style-name="T7">List&lt;byte&gt; lsData</text:span></text:p>
          </text:deletion>
        </text:changed-region>
        <text:changed-region xml:id="ct567724544" text:id="ct567724544">
          <text:insertion>
            <office:change-info>
              <dc:creator>Autor desconhecido</dc:creator>
              <dc:date>2017-11-29T11:53:15</dc:date>
            </office:change-info>
          </text:insertion>
        </text:changed-region>
        <text:changed-region xml:id="ct662683680" text:id="ct662683680">
          <text:deletion>
            <office:change-info>
              <dc:creator>Autor desconhecido</dc:creator>
              <dc:date>2017-11-28T16:31:36</dc:date>
            </office:change-info>
            <text:p text:style-name="P5"/>
            <text:p text:style-name="P5"/>
          </text:deletion>
        </text:changed-region>
        <text:changed-region xml:id="ct662683080" text:id="ct662683080">
          <text:insertion>
            <office:change-info>
              <dc:creator>Autor desconhecido</dc:creator>
              <dc:date>2017-11-28T16:37:05</dc:date>
            </office:change-info>
          </text:insertion>
        </text:changed-region>
        <text:changed-region xml:id="ct662683800" text:id="ct662683800">
          <text:deletion>
            <office:change-info>
              <dc:creator>Autor desconhecido</dc:creator>
              <dc:date>2017-11-28T16:37:03</dc:date>
            </office:change-info>
            <text:p text:style-name="P9"><text:span text:style-name="T8">4</text:span></text:p>
          </text:deletion>
        </text:changed-region>
        <text:changed-region xml:id="ct528645848" text:id="ct528645848">
          <text:deletion>
            <office:change-info>
              <dc:creator>Autor desconhecido</dc:creator>
              <dc:date>2017-11-29T11:56:31</dc:date>
            </office:change-info>
            <text:p text:style-name="P9"><text:span text:style-name="T8">) 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Geração de Chave<text:change-start text:change-id="ct533575408"/> <text:span text:style-name="T38">Simplificada</text:span><text:change-end text:change-id="ct533575408"/> para o Web Service</text:p>
      <text:p text:style-name="P1"/>
      <text:p text:style-name="P12">Chave para o Unity:</text:p>
      <text:p text:style-name="P20">-hmy|:djCle@|6&amp;ydd;/)?/cs,'w5P9s"`h_g+PM}IFU-#~T-$M6DU%3E[T@^kw</text:p>
      <text:p text:style-name="P1">(lembrando que, no C#, as aspas deverão estar como \", pois tem uma aspa nessa chave – posição 32).</text:p>
      <text:p text:style-name="P1"/>
      <text:p text:style-name="P12">Passos para gerar a chave para se logar no web service:</text:p>
      <text:p text:style-name="P1"/>
      <text:p text:style-name="P1">1) <text:change text:change-id="ct448792064"/><text:change-start text:change-id="ct448792664"/><text:span text:style-name="T1">Obtenha a data atual no formato necessário e concatene com a chave:</text:span><text:change-end text:change-id="ct448792664"/></text:p>
      <text:p text:style-name="P2"><text:change text:change-id="ct528645008"/><text:change-start text:change-id="ct528645728"/>string strData = DateTime.Now.ToString(“yyyyMMddHHmmss”);</text:p>
      <text:p text:style-name="P39">strChav<text:change-end text:change-id="ct528645728"/><text:change-start text:change-id="ct534624752"/>e = strData + strChave;<text:change-end text:change-id="ct534624752"/></text:p>
      <text:p text:style-name="P1"/>
      <text:p text:style-name="P3">2) <text:change text:change-id="ct448791704"/><text:change-start text:change-id="ct533576368"/><text:span text:style-name="T4">Concatene a senha com o string de chave já gerado</text:span><text:change-end text:change-id="ct533576368"/><text:span text:style-name="T4">:</text:span></text:p>
      <text:p text:style-name="P4"><text:change text:change-id="ct534626432"/><text:change-start text:change-id="ct533576608"/>strChave += strSenha:<text:change-end text:change-id="ct533576608"/></text:p>
      <text:p text:style-name="P15"/>
      <text:p text:style-name="P5">3) <text:change text:change-id="ct533576848"/><text:change-start text:change-id="ct448792424"/><text:span text:style-name="T6">Transforme a chave em Base 64:</text:span><text:change-end text:change-id="ct448792424"/></text:p>
      <text:p text:style-name="P7"><text:change text:change-id="ct567723704"/><text:change-start text:change-id="ct567724664"/>byte[] byteB64 = Encoding.UTF8.GetBytes(<text:span text:style-name="T43">strChave</text:span>);</text:p>
      <text:p text:style-name="P8"><text:change-end text:change-id="ct567724664"/><text:change text:change-id="ct567723104"/><text:change-start text:change-id="ct567724544"/><text:span text:style-name="T18">string strB64 = Convert.ToBase64String(byteB64);</text:span><text:change-end text:change-id="ct567724544"/></text:p>
      <text:p text:style-name="P5"><text:change text:change-id="ct662683680"/></text:p>
      <text:p text:style-name="P17"><text:change-start text:change-id="ct662683080"/>4) <text:span text:style-name="T45">Para finalizar transforme em uma URL que não dê erro</text:span>:</text:p>
      <text:p text:style-name="P36"><text:span text:style-name="T44">string strParamChave = HttpContext.Current.Server.UrlEncode(strRes);</text:span></text:p>
      <text:p text:style-name="P9"><text:change-end text:change-id="ct662683080"/><text:change text:change-id="ct662683800"/><text:change text:change-id="ct528645848"/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5:49:23.629000000</meta:creation-date>
    <dc:date>2017-11-29T11:56:33.969000000</dc:date>
    <meta:editing-duration>PT1H38S</meta:editing-duration>
    <meta:editing-cycles>52</meta:editing-cycles>
    <meta:generator>LibreOffice/5.3.6.1$Windows_x86 LibreOffice_project/686f202eff87ef707079aeb7f485847613344eb7</meta:generator>
    <meta:document-statistic meta:table-count="0" meta:image-count="0" meta:object-count="0" meta:page-count="1" meta:paragraph-count="15" meta:word-count="108" meta:character-count="770" meta:non-whitespace-character-count="676"/>
  </office:meta>
</office:document-meta>
</file>